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trader ship was old but servicable. All the edges of the seats, hallway corners, and pannel switches were worn and grooved. Like the setting had done this all before and were tired beyond tired. The holding cells weren't uncomfortable but they weren't private either and everyone could see everyone else. Many of the older women would take turns holding their aprons for each other for privacy. Blocking out the grey cube of their prison with the embroidered white linnen of home. </text:p>
      <text:p text:style-name="Standard"><text:line-break/>The little huts, perfectly square, bolted to the bulkhead of the trader ship. A large expanse of open cargo hold subdevided into pens. She'd watched as the mass of people had been herded off the broken ag slug and into the raiders' ship. People had fought it at first- hiding and resisting. Marin remembered at deep red stain at the foot of the broken trader thrush as a struggling raider and farmer had steped into sight of the defensive guns and the anti-personel lasers had broken them to burned split pieces that were no longer men.<text:line-break/><text:line-break/>Finally the raiders grew tired of digging starving farmers out of makeshift bunkers, and had put a dozen pots of stew boiling in the the pens. There had been a rush as each person caught the scent and starvation ruled their actions. Survival now consequences later. The consequences for some were immediate. Once collared, they were made to be human shields as the raiders detached and stole the ruined and crashed trader thrush's last engine. </text:p>
      <text:p text:style-name="Standard"/>
      <text:p text:style-name="Standard">Once on board there were many controls that had led them to their fate. The floor was electrified. Grasping robotic arms that came from hidden ports in the wall, floor, or roof. No where in the main hold could you hide or climb where an arm could not grasp you and wrestle you into submission. The arms had held her head still and forced her focus on the psychological test. Others had fallen out of the tests more rapidly, but she had stayed in the longest. The guards had gathered round and taken bets on how long she'd last. She beat the longest bet by a half hour. That was the only time she'd ever seen the capitain- he'd stormed out to club the guards, metal boots clanking on the deck- raiders' collars sizzling. She'd been exhaused but forced herself to study his every feature, every move and posture. </text:p>
      <text:p text:style-name="Standard"/>
      <text:p text:style-name="Standard">Marin Magson hated the guarded feeling that had crept into her every waking moment in the cells. She understood why the captives were seperated.They were a danger to each other. She'd watched a pair of men beat another to death in the cell just kitty corner from hers. She watched at first out of hypervigilance, then horror, until she turned away but could see with closed eyes the arms striking down on crushed face, and still feel the thuds through the metal floor. <text:line-break/><text:line-break/>She hated the fact that she had fallen for the stew. She replayed that failure in her head everytime the bay doors opened. She could have stayed in her hiding spot. She could have survived. But when would the next ship have landed to check the distress beacon? If ever? <text:s/>The ship stopped and left ports intermitently. More captives left. She felt odd watching people she knew leave. She didn't care about them but it was jaring to watch familiar faces be consumed by the slave trade. She blinked and they were gone. Others, strangers, came on. She hated not knowing where the ship was going, where people were leaving to and where she had yet to go. </text:p>
      <text:p text:style-name="Standard"/>
      <text:p text:style-name="Standard">There came a day when the toughest few were still in their cells. She'd watched each person take their psych tests and the last dregs in the hold had been the longest in the vice. </text:p>
      <text:p text:style-name="Standard"/>
      <text:p text:style-name="Standard">BABA YAGA's Treetop Gentelman's club was seated into a hollowed out asteroid. Like a crecent moon fit with a huge bubble of of protective glass. A wonderous grove engineered into the legal grey area that was BABA YAGA's.A bubble terrarium, a bolide bonsai. <text:s/>Marin would learn later, much later, that the bottom of the asteroid held a docking station for customers, and a backside bay for slavers, utility and supply shipments. Her first memory of Baba Yaga's was a deep and pulsating bass line, and thick humidity that coiled into the raider as the doors opened. </text:p>
      <text:p text:style-name="Standard"><text:soft-page-break/>Baba Yaga was beautiful. Baba Yaga was fiersome. Baba Yaga was also a slave. She answered to no one but the director- who's long oaken office doors never opened. The shareholders were satisfied and no one ever meddled with Baba Yaga's special domain. </text:p>
      <text:p text:style-name="Standard"/>
      <text:p text:style-name="Standard">The landing platform was a dusky grey. It was a rectangular cave sunk into the back, underside of the asteroid, the spare asshole that all the gold flowed through. Marin was watchful as the raiders all <text:s/>herded the remaining half dozen special cargo out of the holds and onto the servo arms of the asteroids own holding systems. They were brining a money making enema into the bowls of the place. Special slaves. </text:p>
      <text:p text:style-name="Standard"/>
      <text:p text:style-name="Standard">Black and wavy hair irridecdent like a ravens feather, was struck through with ever changing hints of bioluminecent accents. Baba Yaga stood seven feet tall. She must have weighed twenty two stone. He body was the pintical of veluptousness and strength, a fantasy carved from the myriad millions of imaginings all develed from ten billion data points the net found salient. Her face was sharp and loving- a witch, a cleopatra, a muse. </text:p>
      <text:p text:style-name="Standard"/>
      <text:p text:style-name="Standard">"Thirty three million credits for those five" gestured the raider captain. Baba Yaga looked but did not speak. </text:p>
      <text:p text:style-name="Standard"/>
      <text:p text:style-name="Standard">"And that one there will cost you forty five million. And I would sooner fly her to the Dancing Stallion than take a single point less for her. She's something special." He had motioned to her! </text:p>
      <text:p text:style-name="Standard"/>
      <text:p text:style-name="Standard">Baba Yaga looked <text:s/>at Marin and and came closer to the capitain. Her form towered over his. The black of his leathers glistened to the black of her hair. The sound of Heavy Bass underlaid everything, a pulse, a heartbeat, a wild devilsh abandon that vibrated through the walls. </text:p>
      <text:p text:style-name="Standard"/>
      <text:p text:style-name="Standard">The capitain held up a hand. <text:line-break/>No. No closer please. You may wile other witless ones out of their wares- but not me. His respirator hissed as he spoke. She inhailed slowly through her nose. </text:p>
      <text:p text:style-name="Standard"/>
      <text:p text:style-name="Standard">"You will let me see them, no?" Her voice like crashing thunder and tinkling glass, soprano and bass notes all at once. Power and pleasure and deva. <text:s/>The captain shook. Was she breaking him asked Marin to herself? <text:line-break/> </text:p>
      <text:p text:style-name="Standard">He was still wearing his helmet, and so was the crew. He leaned his head forward in assent and the huge form walked slowly, sweaying delicoiusly as everyone watched. </text:p>
      <text:p text:style-name="Standard"/>
      <text:p text:style-name="Standard">Baba Yaga picked up the first potential slave under the arms and stared him in the eyes. The man's body went limp for a moment, then he kicked and flexed and came back online. He stared her back in the eyes. Marin noticed his hands... reaching but then pulled back like he was fighting to contain his want to reach out to her. She placed him back on the ground... and he shuttered like a tired butterfly. </text:p>
      <text:p text:style-name="Standard"/>
      <text:p text:style-name="Standard">She repeated the performance with each of the slaves. They were not attractive people noticed Marin. One stout farmwoman had to be fifty five at least. But they were tough she'd guessed. Each one broke or shuttered after a while. Marin didn't care. She steeled herself for the moment when she'd look the tower in the eyes</text:p>
      <text:p text:style-name="Standard"/>
      <text:p text:style-name="Standard">A heavy foot struck the ground. The voice again "This one will not do." One man was babbling, reaching, clutching at Baba Yaga. She flicked him against the wall and the electrodes in his collar shocked him into submission- but he wept and called. "Please please I love you come back I'll" <text:line-break/><text:line-break/><text:soft-page-break/>The captain pressed another button and the slave collar shocked him into a stupor. Two guards dragged him off into the bowls of the ship. <text:line-break/><text:line-break/>Baba yaga took one of the men by surprise as she walked past him. He was out of his repirator and into her clutches in a moment. She was fast and he was not strong enough. He made a startled sound as she took him into her arms and then was locked fast in her gaze. </text:p>
      <text:p text:style-name="Standard"/>
      <text:p text:style-name="Standard">Captain warned off his men. There was no use. She'd already exposed him. </text:p>
      <text:p text:style-name="Standard"/>
      <text:p text:style-name="Standard">"I'll take this one as well " she intoned delightfully. And dropped the leathered raider to the ground, stunned. The captain shook his head but aquiested. Baba yaga walked toward Marin with a delebortate and intense stare. </text:p>
      <text:p text:style-name="Standard"/>
      <text:p text:style-name="Standard">Marin steeled herself. The music and the movement of the landing dock seemed to slow. There was only this beautiful woman and the feelings she was beginning to have well up inside of her. She knew now why the man had begged. The creature that stood before her was terrible but also delightsome. Marin stared at the cloth and the highlights of what was behind it. All strained to contain the exaurated proportions of her frame. </text:p>
      <text:p text:style-name="Standard"/>
      <text:p text:style-name="Standard">I'll not hurt you child whispered the woman. She took Marin's head in the soft wide palms of her hands and instantly Marin could feel her mind being probed and poked. Was the woman telepathic? It wasn't possible. Marin locked her thoughts on the things she loved. Her dogs, her family, the books she had read. </text:p>
      <text:p text:style-name="Standard"/>
      <text:p text:style-name="Standard">She could feel her body react to the intensity of the flesh before her. Something <text:span text:style-name="T1">steamed</text:span><text:span text:style-name="T2"> invisable from the skin and breath. Intoxicating and inviting it called to her to submit and open up. Marin was embarased to feel herself become arroused. </text:span></text:p>
      <text:p text:style-name="P1"/>
      <text:p text:style-name="P1">"what are you doing?" asked Marin, but only in her mind. She expected no reply, the Baba couldn't really be behind inside her mind could she? </text:p>
      <text:p text:style-name="P1"/>
      <text:p text:style-name="P1">A deep gasp, and then a drawn out <text:s/>"ohhhhhh. He was right. You are something, unique. Do you mind if I come in? "<text:line-break/><text:line-break/>"I'd rather you not" </text:p>
      <text:p text:style-name="P1"/>
      <text:p text:style-name="P1">Marins cheeks flushed. She tried to get her feelings undercontrol. She begain to whisper a hymn. <text:line-break/><text:line-break/>"But I insist. If we're to work together- then I have to know what you're capable of. And what you....like." </text:p>
      <text:p text:style-name="P1"/>
      <text:p text:style-name="P1">Marin knew instinctually that trust could not be given- only earned. She walled herself and then was no longer standing in the grey rough carved bay of the asteroid. </text:p>
      <text:p text:style-name="P1"/>
      <text:p text:style-name="P1">A green field with blue sky- like her home. Perfect agricultural land with dark black soil so rich each shovel full was a treasure. And wiggling her petite perfect toes into the sod stood baba yaga. </text:p>
      <text:p text:style-name="P1"/>
      <text:p text:style-name="P1">"This is lovely child. Take me inside- " and the woman gestured to a fine log cabin and fields behind. </text:p>
      <text:p text:style-name="P1"/>
      <text:p text:style-name="Standard"><text:span text:style-name="T2">"Who's our guest?" asked a strapping man that stepped onto the porch as Baba Yaga strode further towards the house. It was Derek. From home. The man who was to be her husband. Her dream, </text:span><text:soft-page-break/><text:span text:style-name="T2">before it all went wrong. Behind him the open cabin. He wore the rough plaid that marked him as an honest man. Marin recognized the familiar day dream she'd had for all her youth. And she knew that she must not let Baba Yaga in that house. </text:span></text:p>
      <text:p text:style-name="P1"/>
      <text:p text:style-name="P1">"Go back inside dear. Our guest is leaving. She's made a mistake in comming here. She's asking to come where she wasn't invited." </text:p>
      <text:p text:style-name="P1"/>
      <text:p text:style-name="P1">The Yaga's eyes illuminated brightly at the offense thrown her way. A cat's eyes lined with glowing pulse... playful and excited at the first indications of a game. </text:p>
      <text:p text:style-name="P1"/>
      <text:p text:style-name="P1">"Are ya sure honey? We've got plenty of dinner and a nice seat by the fire. Sure would be nice to jaw a bit." he siad. </text:p>
      <text:p text:style-name="P1"/>
      <text:p text:style-name="P1">"so wholesomely, entirely without guile. " intoned Baba Yaga in the deep notes of the organ of her voice. "And deliciously rustic, that jaw, those arms, the wavey black hair. I can see what you like about him." Marin struggled not to react to the music of her speaking, but something within her stirred. So close the three of them. All it would take would be a simple turn and a yes and they could all be in the cabin together. </text:p>
      <text:p text:style-name="P1"/>
      <text:p text:style-name="P1">"NO" and Marin outstretched her arms. "You cannot come inside. We have to leave now. Good bye Derek" And she strode towards the dirt road that marked the front of the lot, but in the walking found herself back in the landing pad at the very southern tip of the Treetop Gentelman's Club. </text:p>
      <text:p text:style-name="P1"/>
      <text:p text:style-name="P1">She and Baba Yaga stood where they had always been. </text:p>
      <text:p text:style-name="P1"/>
      <text:p text:style-name="P1">"Oh you are a titan my dear. You and I will dance for sometime. And when I am finished with you- all the stars will dive from the heavens to be near you." </text:p>
      <text:p text:style-name="P1"/>
      <text:p text:style-name="P1">Marin was relased from the silken grasp and she did not shudder or tremble. Baba Yaga walked to the capitain. From a pocket, hidden somewhere in the flowing wraps that seemed to float around her Baba Yaga pulled a sheaf of dutch crater notes and a set of spectacles. The glasses split at the center and had a light chain from each arm like a librarian might wear. Baba yaga afixed each half of the glasses together and put them on her face. </text:p>
      <text:p text:style-name="P1"/>
      <text:p text:style-name="P1">"To the dealings captain"<text:line-break/><text:line-break/>"To the dealings" </text:p>
      <text:p text:style-name="P1"/>
      <text:p text:style-name="P1">With their attention elsewhere Marin could focus on herself. </text:p>
      <text:p text:style-name="P1"/>
      <text:p text:style-name="P1">She was embarassed at the state of her body. She could feel the heat eminating from between her legs and she was slick with desire. Her breasts were so sensitive she could feel each breath as they moved so pleasurably under the tunic. Her face was so flush that everyone around must have been able to see what was happening. She had been so close. She was afraid- the church the rights of her honor they were all at stake here and she- </text:p>
      <text:p text:style-name="P1"/>
      <text:p text:style-name="P1">She gasped. Her memories came to her.</text:p>
      <text:p text:style-name="P1"/>
      <text:p text:style-name="Standard"><text:span text:style-name="T2">The vision of the ag settlement when the raider ship had pulled away filled her mind. Her last view of home. The protective dome was all smashed. The green grass torn and the pipes and steel beneath it shattered. The church in ruin, burned and stove in by the auto cannons of the wrecked tradership. And Derek was dead. There was no one to know her convenants were in danger, no church to </text:span><text:soft-page-break/><text:span text:style-name="T2">enforce them, and no husband to save herself for. She was adrift. </text:span></text:p>
      <text:p text:style-name="P1"/>
      <text:p text:style-name="P1">"We have a deal then capitan." It was Baba Yaga. Marin looked at her, magnetic and powerful and in control of whatever happened to her.</text:p>
      <text:p text:style-name="P1"/>
      <text:p text:style-name="P1">"Won't you and your crew come inside? Have some refreshments, sample the pleasures?" </text:p>
      <text:p text:style-name="P1"/>
      <text:p text:style-name="P1">"I never mix business and pleasure Baba Yaga" he shook her hand and a huge sheaf of dutch crater notes exchanged hands. </text:p>
      <text:p text:style-name="P1"/>
      <text:p text:style-name="P1">With the handshake She drew him in close, and pressed a kiss onto the facemask of his helmet. </text:p>
      <text:p text:style-name="P1"/>
      <text:p text:style-name="P1">"Come. See. Me. Again" </text:p>
      <text:p text:style-name="P1"/>
      <text:p text:style-name="P1">His head shook and then handed Baba Yaga the controls to the electric collars that were around each of the slaves necks. </text:p>
      <text:p text:style-name="P1"/>
      <text:p text:style-name="P1">The raider ship was closing up. The lost raider didn't even blink, collar or not he strode behind Baba yaga. </text:p>
      <text:p text:style-name="P1"/>
      <text:p text:style-name="P1">Marin got in line behind him. She wanted desperatley to be back in the cabin, with her dreams.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he huge doors of the loading bay opened up to a galley/ storage room. Crates of cargo were everywhere. Past the storage room and through the deep lockers of supplies was the galley. Many dillegent workers moved crates of exotic foods from the lockers in the rear to the bustling kitchens in the front. The floors were tiled and had drain ports that collected the refuse and cleaning solution. A small piqued woman ran a mop from side to side. The room was filled with the sounds of chopping, boiling, the chattering of orders and clanking plates. </text:p>
      <text:p text:style-name="P1"><text:soft-page-break/></text:p>
      <text:p text:style-name="P1">Marin realised for the first time that she was hungry. The spicy aroma of a sharp sweet soup, coconut and capsin spice like the wind on hot desert sand. Her stomach gurgled. </text:p>
      <text:p text:style-name="P1"/>
      <text:p text:style-name="P1">"Hello sweet mistress" wispered a waitress as Baba Yaga passed. <text:line-break/><text:line-break/>The group stopped at the galley. A enourmous man with a weave of mottled tattoos on his arms and neck stood at the center of a plateau of cooktops, ovens, and dish sinks. Wreathing his head was a diverse collection of copper plated pots. </text:p>
      <text:p text:style-name="P1"/>
      <text:p text:style-name="P1">"Ah- Madame. New arivals." He placed the damascus steel blade in his hand onto the bamboo chopping block he had been slicing leeks upon, threw his white cotton dish cloth over his shoulder, <text:s/>and made a fist into the palm of his opposite open hand and bowed. </text:p>
      <text:p text:style-name="P1"/>
      <text:p text:style-name="P1">"This is Kaow Chen" said Baba Yaga. Tell him your birthday and your favorite thing to eat so he can make it for you- and so no one's day is forgotten and we all get to eat cake more often!" </text:p>
      <text:p text:style-name="P1"/>
      <text:p text:style-name="P1">Kaow Chen smiled. His eyes black like a morners crushed velvet. </text:p>
      <text:p text:style-name="P1"/>
      <text:p text:style-name="P1">"You will all work for Kaow Chen for sometime, as you begin your training. When we know you, and you can be trusted you will work for six days here, four days in the tree. This will go on for a year. Then you can apply to learn another off job. Some never leave the kitchen. It is a delectably wonderful place." </text:p>
      <text:p text:style-name="P1"/>
      <text:p text:style-name="P1">They all took turns telling Kaow Chen their birthdays and favorite meals. He would intone their name birthday and meal, and bow. Sometimes he would ask clarifying questions about the meal- "Dry rub or old world style?, Rare or Burned to a crisp? Blueberry or apple?" When everyone was introduced he bowed again to the group. </text:p>
      <text:p text:style-name="P1"/>
      <text:p text:style-name="P1">"Please everyone go now and put on your new uniforms. Madame, I will call you when dinner is served. Until then I am sure you have much to attend to"</text:p>
      <text:p text:style-name="P1"/>
      <text:p text:style-name="P1">Baba Yaga nodded and with that she was gone. </text:p>
      <text:p text:style-name="P1"/>
      <text:p text:style-name="P1">Kaow Chen watched her leave and sighed. His new lao bong accent made him almost chant the worlds he spoke in english. "a box is defined not by walls or floors but by the treasure it holds."</text:p>
      <text:p text:style-name="P1">He lingered for a moment then pointed them all down a set of narrow hallways at the other end of the galley. </text:p>
      <text:p text:style-name="P1"/>
      <text:p text:style-name="P1">"This way this way" spoke a little waitress in a pink traditonal servers top and black slacks and spats. Her hands were so delecate Marin though they must have never touched dirt in her lifetime. </text:p>
      <text:p text:style-name="P1"/>
      <text:p text:style-name="P1">They were shuffled into little dressing rooms that smelled of fresh linnen. Inside were uniforms of all shapes and colors, Marin took one that suited her and stepped out of the dressing room. She josseled with the others moving in and out of the rooms and noticed that the pulsing music that had animated the landing pad was conspicously missing. The only thing that replaced it was a almost perpertual silence, broken by relaxing sedatitive sensations and sounds. Crackling of food frying, wispers, the damask knives on the chopping block. </text:p>
      <text:p text:style-name="P1"/>
      <text:p text:style-name="P1">Marin found herself deeply at ease. A feeling that she hadn't felt- well since she became a woman. </text:p>
      <text:p text:style-name="P1"/>
      <text:p text:style-name="P1"/>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7H30M19S</meta:editing-duration>
    <meta:editing-cycles>14</meta:editing-cycles>
    <meta:generator>OpenOffice/4.1.11$Win32 OpenOffice.org_project/4111m1$Build-9808</meta:generator>
    <dc:date>2022-06-26T11:56:50.98</dc:date>
    <dc:creator>Blake Stanger</dc:creator>
    <meta:document-statistic meta:table-count="0" meta:image-count="0" meta:object-count="0" meta:page-count="7" meta:paragraph-count="66" meta:word-count="3186" meta:character-count="17571"/>
    <meta:user-defined meta:name="Info 1"/>
    <meta:user-defined meta:name="Info 2"/>
    <meta:user-defined meta:name="Info 3"/>
    <meta:user-defined meta:name="Info 4"/>
  </office:meta>
</office:document-meta>
</file>